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594" officeooo:paragraph-rsid="0000b594"/>
    </style:style>
    <style:style style:name="P2" style:family="paragraph" style:parent-style-name="Standard">
      <style:text-properties officeooo:rsid="0001d0a0" officeooo:paragraph-rsid="0001d0a0"/>
    </style:style>
    <style:style style:name="P3" style:family="paragraph" style:parent-style-name="Standard">
      <style:text-properties officeooo:rsid="0003ca8f" officeooo:paragraph-rsid="0003ca8f"/>
    </style:style>
    <style:style style:name="P4" style:family="paragraph" style:parent-style-name="Standard" style:list-style-name="L1">
      <style:text-properties officeooo:rsid="0003ca8f" officeooo:paragraph-rsid="0003ca8f"/>
    </style:style>
    <style:style style:name="T1" style:family="text">
      <style:text-properties officeooo:rsid="0003ca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a8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Aula 8 de novembro</text:p>
      <text:p text:style-name="P1"/>
      <text:list xml:id="list8431391285589174601" text:style-name="L1">
        <text:list-item>
          <text:p text:style-name="P4">Expressão simples e superexpressão </text:p>
          <text:p text:style-name="P4"/>
        </text:list-item>
      </text:list>
      <text:p text:style-name="P2"><text:tab/><text:tab/>Expressão simples é aquela que não tem operador relacional, <text:span text:style-name="T1">a menos que apareça parênteses.</text:span></text:p>
      <text:p text:style-name="P1"/>
      <text:p text:style-name="P1"><text:tab/><text:tab/>(a*x-2)/3 <text:s text:c="2"/>&gt;= <text:s text:c="2"/>4*y*y <text:s text:c="2"/>→ comparo duas expressões simples, sendo uma super expressão </text:p>
      <text:p text:style-name="P1"/>
      <text:p text:style-name="P2"><text:tab/><text:tab/>(x &gt; 3 ) or ( y &lt; <text:s/>4 ) and (..) → super expressão </text:p>
      <text:p text:style-name="P2"/>
      <text:p text:style-name="P1"><text:tab/><text:tab/>Operador relacional não tem feixo </text:p>
      <text:p text:style-name="P1"/>
      <text:p text:style-name="P1"><text:span text:style-name="T2"><text:tab/></text:span><text:span text:style-name="T3">grámatica EBNF</text:span><text:span text:style-name="T1"> </text:span></text:p>
      <text:p text:style-name="P1"/>
      <text:p text:style-name="P1"><text:tab/>Superexpr → expr [ operadorrelacional expr ] </text:p>
      <text:p text:style-name="P1"/>
      <text:p text:style-name="P1"/>
      <text:p text:style-name="P3">if do pascal tem que ser relacional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0:11:09.318348185</meta:creation-date>
    <dc:date>2016-11-08T20:25:26.470642149</dc:date>
    <meta:editing-duration>PT14M1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72" meta:character-count="427" meta:non-whitespace-character-count="337"/>
  </office:meta>
</office:document-meta>
</file>